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weight="bold" officeooo:rsid="002472a7" officeooo:paragraph-rsid="002472a7" style:font-weight-asian="bold" style:font-weight-complex="bold"/>
    </style:style>
    <style:style style:name="P2" style:family="paragraph" style:parent-style-name="Standard">
      <style:paragraph-properties fo:line-height="115%"/>
      <style:text-properties fo:font-weight="bold" officeooo:rsid="00248674" officeooo:paragraph-rsid="00248674" style:font-weight-asian="bold" style:font-weight-complex="bold"/>
    </style:style>
    <style:style style:name="P3" style:family="paragraph" style:parent-style-name="Standard">
      <style:paragraph-properties fo:line-height="115%"/>
      <style:text-properties fo:font-weight="bold" officeooo:rsid="00248674" officeooo:paragraph-rsid="003ba87d" style:font-weight-asian="bold" style:font-weight-complex="bold"/>
    </style:style>
    <style:style style:name="P4" style:family="paragraph" style:parent-style-name="Standard">
      <style:paragraph-properties fo:line-height="115%"/>
      <style:text-properties fo:font-weight="bold" officeooo:rsid="00264562" officeooo:paragraph-rsid="00264562" style:font-weight-asian="bold" style:font-weight-complex="bold"/>
    </style:style>
    <style:style style:name="P5" style:family="paragraph" style:parent-style-name="Standard">
      <style:text-properties officeooo:rsid="0024047d" officeooo:paragraph-rsid="0024047d"/>
    </style:style>
    <style:style style:name="P6" style:family="paragraph" style:parent-style-name="Standard">
      <style:text-properties fo:font-weight="normal" officeooo:rsid="00248674" officeooo:paragraph-rsid="00248674" style:font-weight-asian="normal" style:font-weight-complex="normal"/>
    </style:style>
    <style:style style:name="P7" style:family="paragraph" style:parent-style-name="Standard">
      <style:paragraph-properties fo:line-height="115%"/>
      <style:text-properties fo:font-weight="normal" officeooo:rsid="00248674" officeooo:paragraph-rsid="00248674" style:font-weight-asian="normal" style:font-weight-complex="normal"/>
    </style:style>
    <style:style style:name="P8" style:family="paragraph" style:parent-style-name="Standard">
      <style:paragraph-properties fo:line-height="115%"/>
      <style:text-properties fo:font-weight="normal" officeooo:rsid="00264562" officeooo:paragraph-rsid="00264562" style:font-weight-asian="normal" style:font-weight-complex="normal"/>
    </style:style>
    <style:style style:name="P9" style:family="paragraph" style:parent-style-name="Standard">
      <style:paragraph-properties fo:line-height="115%"/>
      <style:text-properties fo:font-weight="normal" officeooo:rsid="002472a7" officeooo:paragraph-rsid="002472a7" style:font-weight-asian="normal" style:font-weight-complex="normal"/>
    </style:style>
    <style:style style:name="P10" style:family="paragraph" style:parent-style-name="Standard">
      <style:text-properties officeooo:rsid="00248674" officeooo:paragraph-rsid="00248674"/>
    </style:style>
    <style:style style:name="P11" style:family="paragraph" style:parent-style-name="Standard">
      <style:paragraph-properties fo:line-height="115%"/>
      <style:text-properties officeooo:rsid="00248674" officeooo:paragraph-rsid="00248674"/>
    </style:style>
    <style:style style:name="P12" style:family="paragraph" style:parent-style-name="Standard">
      <style:text-properties officeooo:rsid="00267d5d" officeooo:paragraph-rsid="00267d5d"/>
    </style:style>
    <style:style style:name="P13" style:family="paragraph" style:parent-style-name="Standard">
      <style:text-properties officeooo:paragraph-rsid="00267d5d"/>
    </style:style>
    <style:style style:name="P14" style:family="paragraph" style:parent-style-name="Standard">
      <style:text-properties fo:color="#ff3d00" officeooo:rsid="00267d5d" officeooo:paragraph-rsid="00267d5d"/>
    </style:style>
    <style:style style:name="P15" style:family="paragraph" style:parent-style-name="Standard">
      <style:text-properties fo:color="#ff3d00" officeooo:paragraph-rsid="00267d5d"/>
    </style:style>
    <style:style style:name="P16" style:family="paragraph" style:parent-style-name="Standard">
      <style:text-properties fo:color="#ff3d00" officeooo:paragraph-rsid="00264562"/>
    </style:style>
    <style:style style:name="P17" style:family="paragraph" style:parent-style-name="Standard">
      <style:text-properties fo:color="#3d5afe" officeooo:paragraph-rsid="00264562"/>
    </style:style>
    <style:style style:name="P18" style:family="paragraph" style:parent-style-name="Standard">
      <style:text-properties fo:color="#3d5afe" officeooo:paragraph-rsid="00267d5d"/>
    </style:style>
    <style:style style:name="P19" style:family="paragraph" style:parent-style-name="Standard">
      <style:text-properties fo:color="#3d5afe" officeooo:rsid="00267d5d" officeooo:paragraph-rsid="00267d5d"/>
    </style:style>
    <style:style style:name="P20" style:family="paragraph" style:parent-style-name="Standard">
      <style:text-properties fo:color="#3d5afe" fo:font-style="italic" fo:font-weight="bold" officeooo:rsid="00284090" officeooo:paragraph-rsid="00284090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color="#3d5afe" fo:font-style="italic" fo:font-weight="bold" officeooo:rsid="00482187" officeooo:paragraph-rsid="00482187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line-height="115%"/>
      <style:text-properties officeooo:rsid="0048ca21" officeooo:paragraph-rsid="0048ca21"/>
    </style:style>
    <style:style style:name="P23" style:family="paragraph" style:parent-style-name="Standard">
      <style:paragraph-properties fo:margin-top="0cm" fo:margin-bottom="0cm" loext:contextual-spacing="false" fo:line-height="115%"/>
      <style:text-properties officeooo:paragraph-rsid="001ef89a"/>
    </style:style>
    <style:style style:name="P24" style:family="paragraph" style:parent-style-name="Standard">
      <style:paragraph-properties fo:margin-top="0cm" fo:margin-bottom="0cm" loext:contextual-spacing="false" fo:line-height="115%"/>
      <style:text-properties officeooo:paragraph-rsid="0024047d"/>
    </style:style>
    <style:style style:name="P25" style:family="paragraph" style:parent-style-name="Standard">
      <style:paragraph-properties fo:margin-top="0cm" fo:margin-bottom="0cm" loext:contextual-spacing="false" fo:line-height="115%"/>
      <style:text-properties officeooo:rsid="001ef89a" officeooo:paragraph-rsid="001ef89a"/>
    </style:style>
    <style:style style:name="P26" style:family="paragraph" style:parent-style-name="Standard">
      <style:paragraph-properties fo:margin-top="0cm" fo:margin-bottom="0cm" loext:contextual-spacing="false" fo:line-height="115%"/>
      <style:text-properties officeooo:rsid="0020550c" officeooo:paragraph-rsid="0020550c"/>
    </style:style>
    <style:style style:name="P27" style:family="paragraph" style:parent-style-name="Standard">
      <style:paragraph-properties fo:margin-top="0cm" fo:margin-bottom="0cm" loext:contextual-spacing="false" fo:line-height="115%"/>
      <style:text-properties officeooo:rsid="0024047d" officeooo:paragraph-rsid="0024047d"/>
    </style:style>
    <style:style style:name="P28" style:family="paragraph" style:parent-style-name="Text_20_body">
      <style:text-properties officeooo:paragraph-rsid="002b6295"/>
    </style:style>
    <style:style style:name="P29" style:family="paragraph" style:parent-style-name="Text_20_body">
      <style:text-properties officeooo:paragraph-rsid="003dba77"/>
    </style:style>
    <style:style style:name="P30" style:family="paragraph" style:parent-style-name="Text_20_body">
      <style:text-properties fo:color="#ff3d00" officeooo:rsid="00264562" officeooo:paragraph-rsid="003dba77"/>
    </style:style>
    <style:style style:name="P31" style:family="paragraph" style:parent-style-name="Text_20_body">
      <style:paragraph-properties fo:line-height="115%"/>
      <style:text-properties fo:font-variant="normal" fo:text-transform="none" fo:color="#000000" style:font-name="Times New Roman" fo:font-size="12pt" fo:letter-spacing="normal" fo:font-style="normal" fo:font-weight="normal" officeooo:rsid="0044f2d1" officeooo:paragraph-rsid="0044f2d1"/>
    </style:style>
    <style:style style:name="P32" style:family="paragraph" style:parent-style-name="Text_20_body">
      <style:paragraph-properties fo:margin-top="0.388cm" fo:margin-bottom="0.388cm" loext:contextual-spacing="false" fo:line-height="100%" fo:text-align="justify" style:justify-single-word="false" style:writing-mode="lr-tb"/>
      <style:text-properties fo:font-weight="normal"/>
    </style:style>
    <style:style style:name="P33" style:family="paragraph" style:parent-style-name="Text_20_body">
      <style:paragraph-properties fo:margin-top="0.388cm" fo:margin-bottom="0.388cm" loext:contextual-spacing="false" fo:line-height="100%" fo:text-align="justify" style:justify-single-word="false" style:writing-mode="lr-tb"/>
      <style:text-properties officeooo:paragraph-rsid="002f5325"/>
    </style:style>
    <style:style style:name="P34" style:family="paragraph" style:parent-style-name="Text_20_body">
      <style:paragraph-properties fo:line-height="100%" fo:break-before="page"/>
      <style:text-properties fo:color="#ff3d00" fo:font-weight="normal" officeooo:paragraph-rsid="00264562"/>
    </style:style>
    <style:style style:name="P35" style:family="paragraph" style:parent-style-name="Standard">
      <style:paragraph-properties fo:line-height="115%" fo:break-before="page"/>
      <style:text-properties officeooo:rsid="00464ba7" officeooo:paragraph-rsid="00464ba7"/>
    </style:style>
    <style:style style:name="P3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officeooo:paragraph-rsid="00451c5e"/>
    </style:style>
    <style:style style:name="P37" style:family="paragraph" style:parent-style-name="Text_20_body">
      <style:paragraph-properties fo:margin-left="0cm" fo:margin-right="0cm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officeooo:rsid="004ac74e" officeooo:paragraph-rsid="004c0fe1"/>
    </style:style>
    <style:style style:name="P38" style:family="paragraph" style:parent-style-name="Text_20_body">
      <style:paragraph-properties fo:margin-left="0cm" fo:margin-right="0cm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officeooo:paragraph-rsid="004c0fe1"/>
    </style:style>
    <style:style style:name="P39" style:family="paragraph" style:parent-style-name="Standard" style:list-style-name="L1">
      <style:paragraph-properties fo:line-height="115%"/>
      <style:text-properties officeooo:paragraph-rsid="00248674"/>
    </style:style>
    <style:style style:name="P40" style:family="paragraph" style:parent-style-name="Standard" style:list-style-name="L1">
      <style:paragraph-properties fo:line-height="115%"/>
      <style:text-properties fo:font-weight="normal" officeooo:rsid="00248674" officeooo:paragraph-rsid="00248674" style:font-weight-asian="normal" style:font-weight-complex="normal"/>
    </style:style>
    <style:style style:name="P41" style:family="paragraph" style:parent-style-name="Standard" style:list-style-name="L3">
      <style:paragraph-properties fo:line-height="115%"/>
      <style:text-properties officeooo:rsid="00248674" officeooo:paragraph-rsid="00248674"/>
    </style:style>
    <style:style style:name="P42" style:family="paragraph" style:parent-style-name="Standard" style:list-style-name="L4">
      <style:paragraph-properties fo:line-height="115%"/>
      <style:text-properties officeooo:rsid="00248674" officeooo:paragraph-rsid="00248674"/>
    </style:style>
    <style:style style:name="P43" style:family="paragraph" style:parent-style-name="Standard" style:list-style-name="L5">
      <style:paragraph-properties fo:line-height="115%"/>
      <style:text-properties officeooo:rsid="00264562" officeooo:paragraph-rsid="00264562"/>
    </style:style>
    <style:style style:name="P44" style:family="paragraph" style:parent-style-name="Standard">
      <style:paragraph-properties fo:line-height="115%"/>
      <style:text-properties style:use-window-font-color="true" fo:font-style="normal" style:text-underline-style="none" fo:font-weight="normal" officeooo:rsid="0044f2d1" officeooo:paragraph-rsid="0044f2d1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style:use-window-font-color="true" fo:font-style="normal" style:text-underline-style="none" fo:font-weight="normal" officeooo:rsid="0044f2d1" officeooo:paragraph-rsid="0044f2d1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line-height="115%"/>
      <style:text-properties style:use-window-font-color="true" fo:font-style="normal" style:text-underline-style="none" fo:font-weight="normal" officeooo:rsid="0048ca21" officeooo:paragraph-rsid="0048ca21" style:font-style-asian="normal" style:font-weight-asian="normal" style:font-style-complex="normal" style:font-weight-complex="normal"/>
    </style:style>
    <style:style style:name="P47" style:family="paragraph" style:parent-style-name="Standard" style:list-style-name="L2">
      <style:paragraph-properties fo:margin-top="0cm" fo:margin-bottom="0cm" loext:contextual-spacing="false" fo:line-height="115%"/>
      <style:text-properties officeooo:rsid="001ef89a" officeooo:paragraph-rsid="001ef89a"/>
    </style:style>
    <style:style style:name="P48" style:family="paragraph" style:parent-style-name="Standard" style:list-style-name="L2">
      <style:paragraph-properties fo:margin-top="0cm" fo:margin-bottom="0cm" loext:contextual-spacing="false" fo:line-height="115%"/>
      <style:text-properties officeooo:rsid="0020550c" officeooo:paragraph-rsid="0020550c"/>
    </style:style>
    <style:style style:name="P49" style:family="paragraph" style:parent-style-name="Standard" style:list-style-name="L2">
      <style:paragraph-properties fo:margin-top="0cm" fo:margin-bottom="0cm" loext:contextual-spacing="false" fo:line-height="115%"/>
      <style:text-properties officeooo:rsid="0024047d" officeooo:paragraph-rsid="0024047d"/>
    </style:style>
    <style:style style:name="T1" style:family="text">
      <style:text-properties officeooo:rsid="0020550c"/>
    </style:style>
    <style:style style:name="T2" style:family="text">
      <style:text-properties officeooo:rsid="0021116e"/>
    </style:style>
    <style:style style:name="T3" style:family="text">
      <style:text-properties officeooo:rsid="0024047d"/>
    </style:style>
    <style:style style:name="T4" style:family="text">
      <style:text-properties officeooo:rsid="00248674"/>
    </style:style>
    <style:style style:name="T5" style:family="text">
      <style:text-properties officeooo:rsid="0024be8d"/>
    </style:style>
    <style:style style:name="T6" style:family="text">
      <style:text-properties officeooo:rsid="00264562"/>
    </style:style>
    <style:style style:name="T7" style:family="text">
      <style:text-properties fo:font-weight="normal" officeooo:rsid="00264562" style:font-weight-asian="normal" style:font-weight-complex="normal"/>
    </style:style>
    <style:style style:name="T8" style:family="text">
      <style:text-properties fo:font-weight="normal" officeooo:rsid="00248674" style:font-weight-asian="normal" style:font-weight-complex="normal"/>
    </style:style>
    <style:style style:name="T9" style:family="text">
      <style:text-properties officeooo:rsid="00267d5d"/>
    </style:style>
    <style:style style:name="T10" style:family="text">
      <style:text-properties officeooo:rsid="00284090"/>
    </style:style>
    <style:style style:name="T11" style:family="text">
      <style:text-properties fo:font-variant="normal" fo:text-transform="none" fo:color="#9900ff" style:text-line-through-style="none" style:text-line-through-type="none" style:font-name="Times New Roman1" fo:font-size="11pt" fo:font-style="normal" style:text-underline-style="none" fo:font-weight="bold" style:text-blinking="false" fo:background-color="transparent" loext:char-shading-value="0"/>
    </style:style>
    <style:style style:name="T12" style:family="text">
      <style:text-properties fo:font-variant="normal" fo:text-transform="none" fo:color="#9900ff" style:text-line-through-style="none" style:text-line-through-type="none" style:font-name="Times New Roman1" fo:font-size="11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9fc5e8" style:text-line-through-style="none" style:text-line-through-type="none" style:font-name="Times New Roman1" fo:font-size="11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bold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officeooo:rsid="002b6295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officeooo:rsid="002d86cb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officeooo:rsid="002f5325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21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b45f06" style:text-line-through-style="none" style:text-line-through-type="none" style:font-name="Times New Roman1" fo:font-size="11pt" fo:font-style="normal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0000ff" style:text-line-through-style="none" style:text-line-through-type="none" style:font-name="Times New Roman1" fo:font-size="11pt" fo:font-style="normal" style:text-underline-style="none" style:text-blinking="false" fo:background-color="transparent" loext:char-shading-value="0"/>
    </style:style>
    <style:style style:name="T24" style:family="text">
      <style:text-properties fo:font-variant="normal" fo:text-transform="none" fo:color="#0000ff" style:text-line-through-style="none" style:text-line-through-type="none" style:font-name="Times New Roman1" fo:font-size="11pt" fo:font-style="normal" style:text-underline-style="none" fo:font-weight="normal" style:text-blinking="false" fo:background-color="transparent" loext:char-shading-value="0"/>
    </style:style>
    <style:style style:name="T25" style:family="text">
      <style:text-properties fo:font-variant="normal" fo:text-transform="none" fo:color="#3c78d8" style:text-line-through-style="none" style:text-line-through-type="none" style:font-name="Times New Roman1" fo:font-size="11pt" fo:font-style="normal" style:text-underline-style="none" fo:font-weight="normal" style:text-blinking="false" fo:background-color="transparent" loext:char-shading-value="0"/>
    </style:style>
    <style:style style:name="T26" style:family="text">
      <style:text-properties fo:font-variant="normal" fo:text-transform="none" fo:color="#6aa84f" style:text-line-through-style="none" style:text-line-through-type="none" style:font-name="Times New Roman1" fo:font-size="11pt" fo:font-style="normal" style:text-underline-style="none" fo:font-weight="normal" style:text-blinking="false" fo:background-color="transparent" loext:char-shading-value="0"/>
    </style:style>
    <style:style style:name="T27" style:family="text">
      <style:text-properties fo:font-weight="bold" officeooo:rsid="001ef89a" style:font-weight-asian="bold" style:font-weight-complex="bold"/>
    </style:style>
    <style:style style:name="T28" style:family="text">
      <style:text-properties fo:font-weight="bold" officeooo:rsid="002472a7" style:font-weight-asian="bold" style:font-weight-complex="bold"/>
    </style:style>
    <style:style style:name="T29" style:family="text">
      <style:text-properties fo:font-weight="bold" officeooo:rsid="0034cfbc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fo:font-weight="normal" officeooo:rsid="00264562" style:font-weight-asian="normal" style:font-weight-complex="normal"/>
    </style:style>
    <style:style style:name="T31" style:family="text">
      <style:text-properties style:text-underline-style="solid" style:text-underline-width="auto" style:text-underline-color="font-color" fo:font-weight="normal" officeooo:rsid="0034cfbc" style:font-weight-asian="normal" style:font-weight-complex="normal"/>
    </style:style>
    <style:style style:name="T32" style:family="text">
      <style:text-properties style:text-underline-style="solid" style:text-underline-width="auto" style:text-underline-color="font-color" fo:font-weight="normal" officeooo:rsid="00396851" style:font-weight-asian="normal" style:font-weight-complex="normal"/>
    </style:style>
    <style:style style:name="T33" style:family="text">
      <style:text-properties style:text-underline-style="solid" style:text-underline-width="auto" style:text-underline-color="font-color" fo:font-weight="normal" officeooo:rsid="003ba87d" style:font-weight-asian="normal" style:font-weight-complex="normal"/>
    </style:style>
    <style:style style:name="T34" style:family="text">
      <style:text-properties style:text-underline-style="solid" style:text-underline-width="auto" style:text-underline-color="font-color" officeooo:rsid="00396851"/>
    </style:style>
    <style:style style:name="T35" style:family="text">
      <style:text-properties style:text-underline-style="solid" style:text-underline-width="auto" style:text-underline-color="font-color" officeooo:rsid="003fd2cd"/>
    </style:style>
    <style:style style:name="T36" style:family="text">
      <style:text-properties officeooo:rsid="003088ab"/>
    </style:style>
    <style:style style:name="T37" style:family="text">
      <style:text-properties officeooo:rsid="003280c2"/>
    </style:style>
    <style:style style:name="T38" style:family="text">
      <style:text-properties officeooo:rsid="0033b3c0"/>
    </style:style>
    <style:style style:name="T39" style:family="text">
      <style:text-properties officeooo:rsid="00372d34"/>
    </style:style>
    <style:style style:name="T40" style:family="text">
      <style:text-properties officeooo:rsid="00385d21"/>
    </style:style>
    <style:style style:name="T41" style:family="text">
      <style:text-properties officeooo:rsid="00396851"/>
    </style:style>
    <style:style style:name="T42" style:family="text">
      <style:text-properties officeooo:rsid="0039e6db"/>
    </style:style>
    <style:style style:name="T43" style:family="text">
      <style:text-properties fo:color="#ff3d00" fo:font-style="normal" style:text-underline-style="none" fo:font-weight="normal" style:font-style-asian="normal" style:font-weight-asian="normal" style:font-style-complex="normal" style:font-weight-complex="normal"/>
    </style:style>
    <style:style style:name="T44" style:family="text">
      <style:text-properties officeooo:rsid="003e7fc5"/>
    </style:style>
    <style:style style:name="T45" style:family="text">
      <style:text-properties officeooo:rsid="0044f2d1"/>
    </style:style>
    <style:style style:name="T46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47" style:family="text">
      <style:text-properties style:use-window-font-color="true" fo:font-style="normal" style:text-underline-style="none" fo:font-weight="normal" officeooo:rsid="004ac74e" style:font-style-asian="normal" style:font-weight-asian="normal" style:font-style-complex="normal" style:font-weight-complex="normal"/>
    </style:style>
    <style:style style:name="T48" style:family="text">
      <style:text-properties style:use-window-font-color="true" fo:font-style="normal" style:text-underline-style="none" fo:font-weight="normal" officeooo:rsid="004c0fe1" style:font-style-asian="normal" style:font-weight-asian="normal" style:font-style-complex="normal" style:font-weight-complex="normal"/>
    </style:style>
    <style:style style:name="T49" style:family="text">
      <style:text-properties style:use-window-font-color="true" fo:font-style="normal" style:text-underline-style="none" fo:background-color="transparent" loext:char-shading-value="0" style:font-style-asian="normal" style:font-style-complex="normal"/>
    </style:style>
    <style:style style:name="T50" style:family="text">
      <style:text-properties style:use-window-font-color="true" style:text-underline-style="none" officeooo:rsid="0044f2d1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Описание конкретного города</text:p>
      <text:p text:style-name="P1"><text:tab/><text:span text:style-name="T30">Есть название города</text:span></text:p>
      <text:list xml:id="list2954056250" text:style-name="L1">
        <text:list-item>
          <text:p text:style-name="P39"><text:span text:style-name="T8">Что посмотреть в … Чем знаменит … </text:span><text:span text:style-name="T7">Какие главные достопримечательности</text:span></text:p>
        </text:list-item>
      </text:list>
      <text:p text:style-name="P8"><text:tab/>Что/чем <text:tab/>знаменит/популярен/известен</text:p>
      <text:p text:style-name="P8"/>
      <text:list xml:id="list14217746756964" text:continue-numbering="true" text:style-name="L1">
        <text:list-item>
          <text:p text:style-name="P40">Подскажи эпоху рассвета города … В какой период город процветал?</text:p>
        </text:list-item>
      </text:list>
      <text:p text:style-name="P7"><text:tab/><text:span text:style-name="T36">Эпоха/период/время</text:span></text:p>
      <text:p text:style-name="P7"/>
      <text:list xml:id="list14217366374046" text:continue-numbering="true" text:style-name="L1">
        <text:list-item>
          <text:p text:style-name="P40">Входит ли … в ЗК? </text:p>
        </text:list-item>
      </text:list>
      <text:p text:style-name="P7"><text:tab/><text:span text:style-name="T36">Золотое кольцо</text:span></text:p>
      <text:p text:style-name="P7"/>
      <text:list xml:id="list14216900520777" text:continue-numbering="true" text:style-name="L1">
        <text:list-item>
          <text:p text:style-name="P40">Сколько людей проживает в … Город … большой?</text:p>
        </text:list-item>
      </text:list>
      <text:p text:style-name="P7"><text:tab/><text:span text:style-name="T36">Сколько/какая<text:tab/>людей / численность / население</text:span></text:p>
      <text:p text:style-name="P7"/>
      <text:list xml:id="list14217823053248" text:continue-numbering="true" text:style-name="L1">
        <text:list-item>
          <text:p text:style-name="P40">Сколько ехать до города … от Москвы? Сколько времени уйдет на посещение?</text:p>
        </text:list-item>
      </text:list>
      <text:p text:style-name="P7"><text:tab/><text:span text:style-name="T37">Сколько времени / быстро / рядом / близко / неподалеку</text:span></text:p>
      <text:p text:style-name="P7"/>
      <text:list xml:id="list14217523413856" text:continue-numbering="true" text:style-name="L1">
        <text:list-item>
          <text:p text:style-name="P40">В какой области город … <text:span text:style-name="T38">В каком направлении?</text:span></text:p>
        </text:list-item>
      </text:list>
      <text:p text:style-name="P7"><text:tab/><text:span text:style-name="T38">Область / направление / регион</text:span></text:p>
      <text:p text:style-name="P6"/>
      <text:p text:style-name="P6"/>
      <text:p text:style-name="P23"><text:span text:style-name="T27">I</text:span><text:span text:style-name="T28">I</text:span><text:span text:style-name="T27"> Наличие </text:span><text:span text:style-name="T29">критерия</text:span></text:p>
      <text:p text:style-name="P23"><text:span text:style-name="T27"><text:tab/></text:span><text:span text:style-name="T31">Есть критерий поиска</text:span></text:p>
      <text:list xml:id="list1164718824" text:style-name="L2">
        <text:list-item>
          <text:p text:style-name="P47">Где можно искупаться? <text:span text:style-name="T1">Посоветуй город с богатой историей. Подскажи город, знаменитый своим ремеслом. </text:span><text:span text:style-name="T4">Расскажи про город, богатый монастырями</text:span></text:p>
        </text:list-item>
      </text:list>
      <text:p text:style-name="P25"><text:tab/><text:span text:style-name="T39">а</text:span><text:span text:style-name="T1">трибут — тематика</text:span></text:p>
      <text:p text:style-name="P25"/>
      <text:list xml:id="list14216690062268" text:continue-numbering="true" text:style-name="L2">
        <text:list-item>
          <text:p text:style-name="P48">Какие есть еще научные города? Подскажи город оружейников.</text:p>
        </text:list-item>
      </text:list>
      <text:p text:style-name="P26"><text:tab/><text:span text:style-name="T39">а</text:span>трибут — вид промысла</text:p>
      <text:p text:style-name="P26"/>
      <text:list xml:id="list14215957454729" text:continue-numbering="true" text:style-name="L2">
        <text:list-item>
          <text:p text:style-name="P48">Мне интересна эпоха ВОВ; маршрут пути из варяг в греки; какие еще города были столицами древней Руси.</text:p>
        </text:list-item>
      </text:list>
      <text:p text:style-name="P26"><text:tab/>атрибут — историческая эпоха</text:p>
      <text:p text:style-name="P26"/>
      <text:list xml:id="list14216832552608" text:continue-numbering="true" text:style-name="L2">
        <text:list-item>
          <text:p text:style-name="P48">Покажи города, связанный с Петром 1. город времен Ивана <text:span text:style-name="T2">Г</text:span>розного. Куда еще отправиться по местам Циолковского?</text:p>
        </text:list-item>
      </text:list>
      <text:p text:style-name="P26"><text:tab/>атрибут — историческая личность</text:p>
      <text:p text:style-name="P26"/>
      <text:list xml:id="list14216074223015" text:continue-numbering="true" text:style-name="L2">
        <text:list-item>
          <text:p text:style-name="P48">А какие еще города входят в ЗК? <text:span text:style-name="T3">Есть ли неподалеку город ЗК?</text:span></text:p>
        </text:list-item>
      </text:list>
      <text:p text:style-name="P26"><text:tab/><text:span text:style-name="T39">а</text:span><text:span text:style-name="T3">трибут — ЗК</text:span></text:p>
      <text:p text:style-name="P26"/>
      <text:list xml:id="list14217444740340" text:continue-numbering="true" text:style-name="L2">
        <text:list-item>
          <text:p text:style-name="P48">Подскажи город неподалеку от … <text:span text:style-name="T3">Посоветуй ближайший исторический город… Рядом есть еще места Циолковского?</text:span></text:p>
        </text:list-item>
      </text:list>
      <text:p text:style-name="P26"><text:tab/><text:span text:style-name="T39">а</text:span><text:span text:style-name="T3">трибут — расстояние</text:span></text:p>
      <text:p text:style-name="P26"><text:tab/><text:span text:style-name="T40">неподалеку / рядом / в … км / близко</text:span></text:p>
      <text:p text:style-name="P26"/>
      <text:list xml:id="list14217538801370" text:continue-numbering="true" text:style-name="L2">
        <text:list-item>
          <text:p text:style-name="P48"><text:soft-page-break/>Куда отправиться недалеко / на все выходные. <text:span text:style-name="T3">Куда еще успеть сегодня?</text:span></text:p>
        </text:list-item>
      </text:list>
      <text:p text:style-name="P27"><text:tab/><text:span text:style-name="T41">а</text:span>трибут — расстояние (по указанию времени)</text:p>
      <text:p text:style-name="P24"><text:span text:style-name="T3"><text:tab/></text:span><text:span text:style-name="T41">быстро / недолго / сегодня / не более … часов / в районе … часов</text:span></text:p>
      <text:p text:style-name="P27"/>
      <text:list xml:id="list14217414005002" text:continue-numbering="true" text:style-name="L2">
        <text:list-item>
          <text:p text:style-name="P48">Подскажи маленький город, крупный центр. <text:span text:style-name="T3">Небольшой городок с богатой историей</text:span></text:p>
        </text:list-item>
      </text:list>
      <text:p text:style-name="P27"><text:tab/>атрибут — население</text:p>
      <text:p text:style-name="P27"><text:tab/><text:span text:style-name="T41">маленький / большой / крупный / уютный</text:span></text:p>
      <text:p text:style-name="P27"/>
      <text:list xml:id="list14217241704641" text:continue-numbering="true" text:style-name="L2">
        <text:list-item>
          <text:p text:style-name="P49">А какие еще есть интересные места в … области. Что успею посмотреть из … области</text:p>
        </text:list-item>
      </text:list>
      <text:p text:style-name="P27"><text:tab/>атрибут — область</text:p>
      <text:p text:style-name="P5"/>
      <text:p text:style-name="P1">II<text:span text:style-name="T4">I Сходство</text:span></text:p>
      <text:p text:style-name="P9"><text:tab/><text:span text:style-name="T34">Есть название (названия) понравившегося города</text:span></text:p>
      <text:list xml:id="list1175299963" text:style-name="L3">
        <text:list-item>
          <text:p text:style-name="P41">Посоветуй город похожий на … Мне понравился …, что еще посоветуешь? Есть город, такой же как …?</text:p>
        </text:list-item>
      </text:list>
      <text:p text:style-name="P11"><text:tab/><text:span text:style-name="T42">похожий / близкий / такой как / аналогичный</text:span></text:p>
      <text:p text:style-name="P10"/>
      <text:p text:style-name="P2">IV Сходство + параметр</text:p>
      <text:p text:style-name="P3"><text:tab/><text:span text:style-name="T32">Есть название (названия) понравившегося города </text:span><text:span text:style-name="T33">с дополнительным критерием поиска</text:span></text:p>
      <text:list xml:id="list3944749254" text:style-name="L4">
        <text:list-item>
          <text:p text:style-name="P42">Как …, только ближе. Маленький, как … <text:span text:style-name="T5">Духовный, как …, только поменьше.</text:span></text:p>
        </text:list-item>
      </text:list>
      <text:p text:style-name="P11"/>
      <text:p text:style-name="P4">V Общи<text:span text:style-name="T44">е</text:span> вопросы</text:p>
      <text:p text:style-name="P8"><text:tab/><text:span text:style-name="T35">Вопросы без названия и без критерия</text:span></text:p>
      <text:list xml:id="list1744863676" text:style-name="L5">
        <text:list-item>
          <text:p text:style-name="P43">Куда смотаться на выходных? </text:p>
        </text:list-item>
        <text:list-item>
          <text:p text:style-name="P43">Хочется сменить обстановку, посоветуй что-нибудь.</text:p>
        </text:list-item>
        <text:list-item>
          <text:p text:style-name="P43">Расскажи про самые древние города</text:p>
        </text:list-item>
      </text:list>
      <text:p text:style-name="P34"><text:bookmark text:name="docs-internal-guid-5712dde7-7fff-07e6-ee67-17c1dda50b81"/><text:span text:style-name="T23">ge</text:span><text:span text:style-name="T14">={от|c|начиная с|минимум|больше|более|выше|мощнее|не меньше|не менее|не ниже|не слабее}</text:span></text:p>
      <text:p text:style-name="P32"><text:span text:style-name="T23">le</text:span><text:span text:style-name="T14">={до|вплоть до|максимум|не больше|не более|не выше|не мощнее|меньше|менее|ниже|слабее}</text:span></text:p>
      <text:p text:style-name="P32"><text:span text:style-name="T23">qe</text:span><text:span text:style-name="T14">={около|примерно|порядка|в районе}</text:span></text:p>
      <text:p text:style-name="P32"><text:span text:style-name="T23">vs</text:span><text:span text:style-name="T14">={</text:span><text:span text:style-name="T23">ge</text:span><text:span text:style-name="T14">|</text:span><text:span text:style-name="T23">le</text:span><text:span text:style-name="T14">|</text:span><text:span text:style-name="T23">qe</text:span><text:span text:style-name="T14">}</text:span></text:p>
      <text:p text:style-name="P33"><text:span text:style-name="T24">avail</text:span><text:span text:style-name="T16">=[</text:span><text:span text:style-name="T17">неподалеку | рядом | </text:span><text:span text:style-name="T18">около | {в}</text:span><text:span text:style-name="T17">&lt;</text:span><text:span text:style-name="T18">расстояние</text:span><text:span text:style-name="T17">&gt;</text:span><text:span text:style-name="T19">]</text:span><text:span text:style-name="T17"> </text:span><text:span text:style-name="T19">[{от} | {</text:span><text:span text:style-name="T18">c</text:span><text:span text:style-name="T19">}</text:span><text:span text:style-name="T18"> &lt;название города&gt;</text:span><text:span text:style-name="T19">]</text:span></text:p>
      <text:p text:style-name="P28"><text:bookmark text:name="docs-internal-guid-4176e143-7fff-2107-9127-7ec3318e6069"/><text:span text:style-name="T12">{</text:span><text:span text:style-name="T13">{</text:span><text:span text:style-name="T16">{М</text:span><text:span text:style-name="T15">|</text:span><text:span text:style-name="T16">м}не нужны</text:span><text:span text:style-name="T15">|</text:span><text:span text:style-name="T16">{П</text:span><text:span text:style-name="T15">|</text:span><text:span text:style-name="T16">п}окажи[те]</text:span><text:span text:style-name="T15">|</text:span><text:span text:style-name="T16">{М</text:span><text:span text:style-name="T15">|</text:span><text:span text:style-name="T16">м}еня интересуют</text:span><text:span text:style-name="T13">}</text:span><text:span text:style-name="T20"> </text:span><text:span text:style-name="T22">{</text:span><text:span text:style-name="T16">[все ]</text:span><text:span text:style-name="T17">города</text:span><text:span text:style-name="T16">[</text:span><text:span text:style-name="T24">avail</text:span><text:span text:style-name="T16">]</text:span><text:span text:style-name="T22">} </text:span><text:span text:style-name="T11">| </text:span><text:span text:style-name="T16">{И|и}нтересуюсь [всеми ]{</text:span><text:span text:style-name="T18">городами</text:span><text:span text:style-name="T16">}</text:span><text:span text:style-name="T20"> </text:span><text:span text:style-name="T16">с &lt;название параметра&gt; </text:span><text:span text:style-name="T25">{</text:span><text:span text:style-name="T16">[</text:span><text:span text:style-name="T24">vs</text:span><text:span text:style-name="T16">] &lt;значение&gt;</text:span><text:span text:style-name="T15">|</text:span><text:span text:style-name="T24">ge</text:span><text:span text:style-name="T20"> </text:span><text:span text:style-name="T16">&lt;значение&gt; [</text:span><text:span text:style-name="T24">le</text:span><text:span text:style-name="T20"> </text:span><text:span text:style-name="T16">&lt;значение&gt;]</text:span><text:span text:style-name="T15">|</text:span><text:span text:style-name="T24">le</text:span><text:span text:style-name="T20"> </text:span><text:span text:style-name="T16">&lt;значение&gt; [</text:span><text:span text:style-name="T24">ge</text:span><text:span text:style-name="T20"> </text:span><text:span text:style-name="T16">&lt;значение&gt;]</text:span><text:span text:style-name="T25">}</text:span><text:span text:style-name="T26">[ </text:span><text:span text:style-name="T16">{и </text:span><text:span text:style-name="T15">|</text:span><text:span text:style-name="T16">или </text:span><text:span text:style-name="T15">|</text:span><text:span text:style-name="T16">и ещё </text:span><text:span text:style-name="T15">|</text:span><text:span text:style-name="T16">а также </text:span><text:span text:style-name="T15">|</text:span><text:span text:style-name="T16">; </text:span><text:span text:style-name="T15">|</text:span><text:span text:style-name="T16">, </text:span><text:span text:style-name="T15">|</text:span><text:span text:style-name="T20"> </text:span><text:span text:style-name="T16">}с &lt;название параметра&gt; {[</text:span><text:span text:style-name="T24">vs</text:span><text:span text:style-name="T16">] &lt;значение&gt;</text:span><text:span text:style-name="T15">|</text:span><text:span text:style-name="T24">ge</text:span><text:span text:style-name="T20"> </text:span><text:span text:style-name="T16">&lt;значение&gt; [</text:span><text:span text:style-name="T24">le</text:span><text:span text:style-name="T20"> </text:span><text:span text:style-name="T16">&lt;значение&gt;]</text:span><text:span text:style-name="T15">|</text:span><text:span text:style-name="T24">le</text:span><text:span text:style-name="T20"> </text:span><text:span text:style-name="T16">&lt;значение&gt; [</text:span><text:span text:style-name="T24">ge</text:span><text:span text:style-name="T20"> </text:span><text:span text:style-name="T16">&lt;значение&gt;]}</text:span><text:span text:style-name="T26">]*</text:span><text:span text:style-name="T16">[?]</text:span></text:p>
      <text:p text:style-name="P29"><text:line-break/></text:p>
      <text:p text:style-name="P30"/>
      <text:p text:style-name="P30">- Подскажи город, куда можно съездить на выходных?</text:p>
      <text:p text:style-name="P16"/>
      <text:p text:style-name="P17"><text:span text:style-name="T6">- Ты ищешь определенное место? </text:span><text:span text:style-name="T9">И</text:span><text:span text:style-name="T6">ли </text:span><text:span text:style-name="T9">мы можем выбрать вместе.</text:span></text:p>
      <text:p text:style-name="P12"/>
      <text:p text:style-name="P14">- 1. Покажи все города, неподалеку от Москвы</text:p>
      <text:p text:style-name="P14">- 2. Покажи Зеленоград</text:p>
      <text:p text:style-name="P14">- 3. Давай вместе.</text:p>
      <text:p text:style-name="P15"/>
      <text:p text:style-name="P18">- <text:span text:style-name="T9">Что тебя больше интересует? История города? Его жизнь? </text:span><text:span text:style-name="T10">Может, т</text:span><text:span text:style-name="T9">ы просто хочешь отдохнуть?</text:span></text:p>
      <text:p text:style-name="P13"/>
      <text:p text:style-name="P15">- <text:span text:style-name="T9">1. Покажи места, где можно позагорать.</text:span></text:p>
      <text:p text:style-name="P14">- 2. Покажи города с <text:s/>развитым промыслом.</text:p>
      <text:p text:style-name="P14">- 3. История города.</text:p>
      <text:p text:style-name="P14"/>
      <text:p text:style-name="P19">- Укажи <text:span text:style-name="T10">пожалуйста историческую эпоху: ...</text:span></text:p>
      <text:p text:style-name="P20">- Вывод списка по критерию</text:p>
      <text:p text:style-name="P20"/>
      <text:p text:style-name="P20"/>
      <text:p text:style-name="P21"/>
      <text:p text:style-name="P35"><text:span text:style-name="T47">Предложение(Группа_глагола(</text:span><text:span text:style-name="T43">Посоветуй город</text:span><text:span text:style-name="T47">), Группа_существительного(</text:span><text:span text:style-name="T43">неподалеку от Москвы</text:span><text:span text:style-name="T46">.</text:span><text:span text:style-name="T47">))</text:span></text:p>
      <text:p text:style-name="P44"/>
      <text:p text:style-name="P46">Предложение → группа_глагола, группа_существительного.</text:p>
      <text:p text:style-name="P38">группа существительного <text:span text:style-name="T45">→</text:span> артикль, группа_сушествительного2.</text:p>
      <text:p text:style-name="P38">группа существительного <text:span text:style-name="T45">→</text:span> группа-существитсльного2.</text:p>
      <text:p text:style-name="P38">группа_существительного2 <text:span text:style-name="T45">→</text:span> прилагательное, группа_существительного2.</text:p>
      <text:p text:style-name="P37"><text:span text:style-name="T48">группа _сущсствнтельного2 </text:span><text:span text:style-name="T50">→</text:span><text:span text:style-name="T48"> существительное.</text:span></text:p>
      <text:p text:style-name="P46">Группа_глагола → глагол.</text:p>
      <text:p text:style-name="P22"><text:span text:style-name="T46">Группа_глагола → глагол, </text:span><text:span text:style-name="T21">группа_существительного.</text:span></text:p>
      <text:p text:style-name="P44"/>
      <text:p text:style-name="P44"/>
      <text:p text:style-name="P44"/>
      <text:p text:style-name="P31">Предложение → группа_существительного, группа_глагола.</text:p>
      <text:p text:style-name="P36">группа существительного <text:span text:style-name="T45">→</text:span> артикль, группа_сушествительного2.</text:p>
      <text:p text:style-name="P36">группа существительного <text:span text:style-name="T45">→</text:span> группа-существитсльного2.</text:p>
      <text:p text:style-name="P36">группа_существительного2 <text:span text:style-name="T45">→</text:span> прилагательное, группа_существительного2.</text:p>
      <text:p text:style-name="P36">группа _сущсствнтельного2 <text:span text:style-name="T45">→</text:span> существительное.</text:p>
      <text:p text:style-name="P36">группа_глагола <text:span text:style-name="T45">→</text:span> глагол.</text:p>
      <text:p text:style-name="P36">группа_глагола <text:span text:style-name="T45">→</text:span> глагол, группа_существительного</text:p>
      <text:p text:style-name="Text_20_body"><text:line-break/></text:p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9T02:09:45.671079900</meta:creation-date>
    <meta:generator>LibreOffice/6.4.7.2$Linux_X86_64 LibreOffice_project/40$Build-2</meta:generator>
    <dc:date>2022-12-20T01:42:15.587078800</dc:date>
    <meta:editing-duration>PT2H10M22S</meta:editing-duration>
    <meta:editing-cycles>35</meta:editing-cycles>
    <meta:document-statistic meta:table-count="0" meta:image-count="0" meta:object-count="0" meta:page-count="4" meta:paragraph-count="83" meta:word-count="573" meta:character-count="4242" meta:non-whitespace-character-count="3731"/>
  </office:meta>
</office:document-meta>
</file>